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Kalman Babkovic</meta:initial-creator>
    <meta:creation-date>2007-03-21T11:59:13</meta:creation-date>
    <dc:creator>Kalman Babkovic</dc:creator>
    <dc:date>2007-03-21T12:01:26</dc:date>
    <dc:language>en-US</dc:language>
    <meta:editing-cycles>2</meta:editing-cycles>
    <meta:editing-duration>PT2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